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Handler.Ejbc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Info.setRemote( Classnam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Hasession( boolean ha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Remote( String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utpu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PlanetEjbc.getEj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PlanetEjbc.registerDTD( String publicID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Handler.characters( char [ ] ch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C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setRetainSource( boolean retai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Ii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Cmp( String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buildArgumentList( EjbInfo ej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PlanetEjbc.main( String [ ] ar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EjbInfo.destClassesModified( File dest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jbInfo.sourceClassesModified( File build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EjbInfo.setBeantype( String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mustBeRecompiled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Output.RedirectOutput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PrimaryKey( Classname primary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Cmp( boolean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PrimaryKey( String primary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IPlanetEjbc( File stdDescriptor , File iasDescriptor , File destDirectory , String classpath , SAXParser 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name.getClassFile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Info.setHome(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PlanetEjbc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PlanetEjbc.checkConfigura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jbcHandler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Handler.stdCharacters(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jbInfo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PlanetEjbc.setDebugOutput( boolean debug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Implementation( Classname imple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Handler.resolveEntity( String publicId ,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name.getQualifiedWithUnder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Iiop( boolean ii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Implementation( String imple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Handler.iasCharacters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jbcHandler.getEj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lo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PlanetEjbc.getCmp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Info.EjbInf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jbcHandler.end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jbcHandler.startElement( String name , AttributeList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PlanetEjbc.setIasHomeDir( File iasHom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callEjbc( String [ ] 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jbInfo.setIiop( String ii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.Classname(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name.getQualifi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addCmpDescriptor(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Home( Classname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Hasession( String ha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Exception.Ejbc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Ejbc.getEjb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Ha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checkConfiguration( File buildDi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jbInfo.getPrimary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Handler.registerDTD( String publicID , String l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jbInfo.get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Cmp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classesTo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